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automatic-styles>
    <style:style style:name="P1" style:family="paragraph" style:parent-style-name="Text_20_body" style:list-style-name="L6">
      <style:paragraph-properties fo:margin-top="0cm" fo:margin-bottom="0cm" style:contextual-spacing="false" style:line-height-at-least="0.353cm" fo:text-align="start" style:justify-single-word="false" fo:orphans="2" fo:widows="2" fo:padding="0cm" fo:border="none"/>
      <style:text-properties officeooo:paragraph-rsid="0019dd61"/>
    </style:style>
    <style:style style:name="P2"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officeooo:paragraph-rsid="0019dd61"/>
    </style:style>
    <style:style style:name="P4"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officeooo:paragraph-rsid="0019dd61"/>
    </style:style>
    <style:style style:name="P5" style:family="paragraph" style:parent-style-name="Text_20_body" style:list-style-name="L7">
      <style:paragraph-properties fo:margin-top="0cm" fo:margin-bottom="0cm" style:contextual-spacing="false" style:line-height-at-least="0.349cm" fo:text-align="start" style:justify-single-word="false" fo:orphans="2" fo:widows="2" fo:padding="0cm" fo:border="none"/>
      <style:text-properties officeooo:paragraph-rsid="0019dd61"/>
    </style:style>
    <style:style style:name="P6" style:family="paragraph" style:parent-style-name="Text_20_body" style:list-style-name="L8">
      <style:paragraph-properties fo:margin-top="0cm" fo:margin-bottom="0cm" style:contextual-spacing="false" style:line-height-at-least="0.349cm" fo:text-align="start" style:justify-single-word="false" fo:orphans="2" fo:widows="2" fo:padding="0cm" fo:border="none"/>
      <style:text-properties officeooo:paragraph-rsid="0019dd61"/>
    </style:style>
    <style:style style:name="P7" style:family="paragraph" style:parent-style-name="Text_20_body" style:list-style-name="L9">
      <style:paragraph-properties fo:margin-top="0cm" fo:margin-bottom="0cm" style:contextual-spacing="false" style:line-height-at-least="0.349cm" fo:text-align="start" style:justify-single-word="false" fo:orphans="2" fo:widows="2" fo:padding="0cm" fo:border="none"/>
      <style:text-properties officeooo:paragraph-rsid="0019dd61"/>
    </style:style>
    <style:style style:name="P8"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officeooo:paragraph-rsid="0019e36d"/>
    </style:style>
    <style:style style:name="P9" style:family="paragraph" style:parent-style-name="Text_20_body" style:list-style-name="L10">
      <style:paragraph-properties fo:margin-top="0cm" fo:margin-bottom="0cm" style:contextual-spacing="false" style:line-height-at-least="0.349cm" fo:text-align="start" style:justify-single-word="false" fo:orphans="2" fo:widows="2" fo:padding="0cm" fo:border="none"/>
      <style:text-properties officeooo:paragraph-rsid="0019e36d"/>
    </style:style>
    <style:style style:name="P10" style:family="paragraph" style:parent-style-name="Text_20_body" style:list-style-name="L12">
      <style:paragraph-properties fo:margin-top="0cm" fo:margin-bottom="0cm" style:contextual-spacing="false" style:line-height-at-least="0.349cm" fo:text-align="start" style:justify-single-word="false" fo:orphans="2" fo:widows="2" fo:padding="0cm" fo:border="none"/>
      <style:text-properties officeooo:paragraph-rsid="0019e36d"/>
    </style:style>
    <style:style style:name="P11" style:family="paragraph" style:parent-style-name="Text_20_body" style:list-style-name="L13">
      <style:paragraph-properties fo:margin-top="0cm" fo:margin-bottom="0cm" style:contextual-spacing="false" style:line-height-at-least="0.349cm" fo:text-align="start" style:justify-single-word="false" fo:orphans="2" fo:widows="2" fo:padding="0cm" fo:border="none"/>
      <style:text-properties officeooo:paragraph-rsid="0019dd61"/>
    </style:style>
    <style:style style:name="P12" style:family="paragraph" style:parent-style-name="Text_20_body">
      <style:paragraph-properties fo:margin-top="0cm" fo:margin-bottom="0cm" style:contextual-spacing="false" style:line-height-at-least="0.353cm" fo:text-align="start" style:justify-single-word="false" fo:orphans="2" fo:widows="2" fo:padding="0cm" fo:border="none"/>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style:font-size-asian="10pt" style:font-size-complex="10pt" loext:padding="0cm" loext:border="none"/>
    </style:style>
    <style:style style:name="P13" style:family="paragraph" style:parent-style-name="Text_20_body">
      <style:paragraph-properties fo:margin-left="0cm" fo:margin-right="0cm" fo:margin-top="0cm" fo:margin-bottom="0cm" style:contextual-spacing="false" style:line-height-at-least="0.349cm" fo:text-align="start" style:justify-single-word="false" fo:orphans="2" fo:widows="2" fo:text-indent="0cm" style:auto-text-indent="false" fo:padding="0cm" fo:border="none"/>
      <style:text-properties fo:font-variant="normal" fo:text-transform="none" fo:color="#000000" loext:opacity="100%" style:font-name="Liberation Serif" fo:font-size="10pt" fo:letter-spacing="normal" fo:font-style="normal" fo:font-weight="normal" fo:background-color="transparent" style:font-size-asian="10pt" style:font-size-complex="10pt" loext:padding="0cm" loext:border="none"/>
    </style:style>
    <style:style style:name="P14" style:family="paragraph" style:parent-style-name="Text_20_body" style:list-style-name="L14">
      <style:paragraph-properties fo:margin-top="0cm" fo:margin-bottom="0cm" style:contextual-spacing="false" style:line-height-at-least="0.349cm" fo:text-align="start" style:justify-single-word="false" fo:orphans="2" fo:widows="2" fo:padding="0cm" fo:border="none"/>
      <style:text-properties fo:font-variant="normal" fo:text-transform="none" fo:color="#000000" loext:opacity="100%" style:font-name="Liberation Serif" fo:font-size="10pt" fo:letter-spacing="normal" fo:font-style="normal" fo:font-weight="normal" officeooo:rsid="001bb076" officeooo:paragraph-rsid="001bb076" fo:background-color="transparent" style:font-size-asian="10pt" style:font-size-complex="10pt" loext:padding="0cm" loext:border="none"/>
    </style:style>
    <style:style style:name="P15" style:family="paragraph" style:parent-style-name="Text_20_body">
      <style:paragraph-properties fo:margin-left="0.529cm" fo:margin-right="0cm" fo:margin-top="0cm" fo:margin-bottom="0.194cm" style:contextual-spacing="false" fo:text-align="start" style:justify-single-word="false" fo:orphans="2" fo:widows="2" fo:text-indent="0cm" style:auto-text-indent="false" fo:padding="0cm" fo:border="none"/>
      <style:text-properties fo:color="#000000" loext:opacity="100%" style:font-name="Liberation Serif" fo:font-size="10pt" fo:background-color="transparent" style:font-size-asian="10pt" style:font-size-complex="10pt"/>
    </style:style>
    <style:style style:name="P16" style:family="paragraph" style:parent-style-name="Text_20_body">
      <style:paragraph-properties fo:margin-top="0cm" fo:margin-bottom="0.194cm" style:contextual-spacing="false" style:line-height-at-least="0.353cm" fo:text-align="start" style:justify-single-word="false" fo:orphans="2" fo:widows="2" fo:padding="0cm" fo:border="none"/>
      <style:text-properties fo:color="#000000" loext:opacity="100%" style:font-name="Liberation Serif" fo:font-size="10pt" fo:background-color="transparent" style:font-size-asian="10pt" style:font-size-complex="10pt"/>
    </style:style>
    <style:style style:name="P17" style:family="paragraph" style:parent-style-name="Text_20_body">
      <style:text-properties fo:color="#000000" loext:opacity="100%" style:font-name="Liberation Serif" fo:font-size="10pt" fo:background-color="transparent" style:font-size-asian="10pt" style:font-size-complex="10pt"/>
    </style:style>
    <style:style style:name="P18" style:family="paragraph" style:parent-style-name="Text_20_body" style:list-style-name="L10">
      <style:paragraph-properties fo:margin-top="0cm" fo:margin-bottom="0cm" style:contextual-spacing="false" style:line-height-at-least="0.349cm" fo:text-align="start" style:justify-single-word="false" fo:orphans="2" fo:widows="2" fo:padding="0cm" fo:border="none"/>
      <style:text-properties officeooo:rsid="0019e36d" officeooo:paragraph-rsid="0019e36d"/>
    </style:style>
    <style:style style:name="P19" style:family="paragraph" style:parent-style-name="Text_20_body" style:list-style-name="L12">
      <style:paragraph-properties fo:margin-top="0cm" fo:margin-bottom="0cm" style:contextual-spacing="false" style:line-height-at-least="0.349cm" fo:text-align="start" style:justify-single-word="false" fo:orphans="2" fo:widows="2" fo:padding="0cm" fo:border="none"/>
      <style:text-properties officeooo:rsid="0019e36d" officeooo:paragraph-rsid="0019e36d"/>
    </style:style>
    <style:style style:name="P20" style:family="paragraph" style:parent-style-name="Text_20_body" style:list-style-name="L11">
      <style:paragraph-properties fo:margin-top="0cm" fo:margin-bottom="0cm" style:contextual-spacing="false" style:line-height-at-least="0.349cm" fo:text-align="start" style:justify-single-word="false" fo:orphans="2" fo:widows="2" fo:padding="0cm" fo:border="none"/>
      <style:text-properties officeooo:rsid="001a63c9" officeooo:paragraph-rsid="001a63c9"/>
    </style:style>
    <style:style style:name="P21" style:family="paragraph" style:parent-style-name="Text_20_body">
      <style:paragraph-properties fo:margin-top="0cm" fo:margin-bottom="0cm" style:contextual-spacing="false" style:line-height-at-least="0.349cm" fo:text-align="start" style:justify-single-word="false" fo:orphans="2" fo:widows="2" fo:padding="0cm" fo:border="none"/>
      <style:text-properties officeooo:rsid="001a63c9" officeooo:paragraph-rsid="001a63c9"/>
    </style:style>
    <style:style style:name="P22" style:family="paragraph" style:parent-style-name="Text_20_body" style:list-style-name="L15">
      <style:paragraph-properties fo:margin-top="0cm" fo:margin-bottom="0cm" style:contextual-spacing="false" style:line-height-at-least="0.349cm" fo:text-align="start" style:justify-single-word="false" fo:orphans="2" fo:widows="2" fo:padding="0cm" fo:border="none"/>
      <style:text-properties officeooo:rsid="001da93a" officeooo:paragraph-rsid="001da93a"/>
    </style:style>
    <style:style style:name="T1"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size-complex="10pt" loext:padding="0cm" loext:border="none"/>
    </style:style>
    <style:style style:name="T2"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officeooo:rsid="0019e36d" style:text-blinking="false" fo:background-color="transparent" loext:char-shading-value="0" style:font-size-asian="10pt" style:font-size-complex="10pt" loext:padding="0cm" loext:border="none"/>
    </style:style>
    <style:style style:name="T3" style:family="text">
      <style:text-properties fo:font-variant="normal" fo:text-transform="none" fo:color="#000000" loext:opacity="100%" style:text-line-through-style="none" style:text-line-through-type="none" style:font-name="Liberation Serif"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loext:padding="0cm" loext:border="none"/>
    </style:style>
    <style:style style:name="T4" style:family="text">
      <style:text-properties fo:font-variant="normal" fo:text-transform="none" fo:color="#000000" loext:opacity="100%" style:text-line-through-style="none" style:text-line-through-type="none" style:font-name="Liberation Serif" fo:font-size="10pt" fo:letter-spacing="normal" fo:font-style="normal" style:text-underline-style="solid" style:text-underline-width="auto" style:text-underline-color="font-color" fo:font-weight="normal" style:text-blinking="false" fo:background-color="transparent" loext:char-shading-value="0" style:font-size-asian="10pt" style:font-weight-asian="normal" style:font-size-complex="10pt" style:font-weight-complex="normal" loext:padding="0cm" loext:border="none"/>
    </style:style>
    <style:style style:name="T5" style:family="text">
      <style:text-properties fo:font-variant="normal" fo:text-transform="none" fo:color="#000000" loext:opacity="100%" style:font-name="Liberation Serif" fo:font-size="10pt" fo:letter-spacing="normal" fo:font-style="normal" fo:font-weight="normal" fo:background-color="transparent" loext:char-shading-value="0" style:font-size-asian="10pt" style:font-size-complex="10pt"/>
    </style:style>
    <style:style style:name="T6" style:family="text">
      <style:text-properties fo:font-variant="normal" fo:text-transform="none" fo:color="#000000" loext:opacity="100%" style:font-name="Liberation Serif" fo:font-size="10pt" fo:letter-spacing="normal" fo:font-style="normal" fo:font-weight="normal" officeooo:rsid="0019dd61" fo:background-color="transparent" loext:char-shading-value="0" style:font-size-asian="10pt" style:font-size-complex="10pt"/>
    </style:style>
    <style:style style:name="T7" style:family="text">
      <style:text-properties fo:color="#000000" loext:opacity="100%" style:font-name="Liberation Serif" fo:font-size="10pt" fo:background-color="transparent" loext:char-shading-value="0" style:font-size-asian="10pt" style:font-size-complex="10pt" loext:padding="0cm" loext:border="none"/>
    </style:style>
    <style:style style:name="T8" style:family="text">
      <style:text-properties fo:color="#000000" loext:opacity="100%" style:font-name="Liberation Serif" fo:font-size="10pt" officeooo:rsid="0019dd61" fo:background-color="transparent" loext:char-shading-value="0" style:font-size-asian="10pt" style:font-size-complex="10pt" loext:padding="0cm" loext:border="none"/>
    </style:style>
    <style:style style:name="T9" style:family="text">
      <style:text-properties fo:color="#000000" loext:opacity="100%" style:text-line-through-style="none" style:text-line-through-type="none" style:font-name="Liberation Serif" fo:font-size="10pt" style:text-underline-style="none" fo:font-weight="normal" style:text-blinking="false" fo:background-color="transparent" loext:char-shading-value="0" style:font-size-asian="10pt" style:font-size-complex="10pt"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1.323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1.323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0.882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a xlink:type="simple" xlink:href="https://lernen.goethe.de/moodle/mod/glossary/showentry.php?eid=1990886&amp;displayformat=dictionary" text:style-name="Internet_20_link" text:visited-style-name="Visited_20_Internet_20_Link"><text:span text:style-name="T1"/></text:a></text:p>
      <text:p text:style-name="P3"><text:a xlink:type="simple" xlink:href="https://lernen.goethe.de/moodle/mod/glossary/showentry.php?eid=1990886&amp;displayformat=dictionary" text:style-name="Internet_20_link" text:visited-style-name="Visited_20_Internet_20_Link"><text:bookmark text:name="yui_3_17_2_4_1692014751212_15552"/><text:bookmark text:name="yui_3_17_2_4_1692014751212_10232"/><text:bookmark text:name="yui_3_17_2_4_1692014751212_10233"/><text:bookmark text:name="yui_3_17_2_4_1692014751212_10235"/><text:bookmark text:name="yui_3_17_2_4_1692014751212_10237"/><text:bookmark text:name="yui_3_17_2_4_1692014751212_10239"/><text:bookmark text:name="yui_3_17_2_4_1692014751212_10241"/><text:bookmark text:name="yui_3_17_2_4_1692014751212_10243"/><text:bookmark text:name="yui_3_17_2_4_1692014751212_10245"/><text:bookmark text:name="yui_3_17_2_4_1692014751212_10200"/><text:bookmark text:name="yui_3_17_2_4_1692014751212_10201"/>Handlungsorientierun</text:a><text:span text:style-name="T3">g:</text:span></text:p>
      <text:list text:style-name="L13">
        <text:list-item>
          <text:p text:style-name="P11"><text:bookmark text:name="yui_3_17_2_4_1692014751212_10200 Kopie 2"/><text:bookmark text:name="yui_3_17_2_4_1692014751212_10201 Kopie 2"/><text:span text:style-name="T5">Lernende sollen dazu befähigt werden in authentischen Kommunikationssituationen sprachlich zu handeln. Dafür müssen die lernenden gewisse grammatikalische und lexikalische Kompetenzen aufweisen. Allerdings sollte ein handlungsorientierter Unterricht den Fokus auf soziales Handeln legen, das bedeutet:</text:span></text:p>
        </text:list-item>
      </text:list>
      <text:list text:style-name="L6">
        <text:list-item>
          <text:list>
            <text:list-item>
              <text:p text:style-name="P1"><text:bookmark text:name="yui_3_17_2_4_1692014751212_33366"/><text:bookmark text:name="yui_3_17_2_4_1692014751212_33187"/><text:bookmark text:name="yui_3_17_2_4_1692014751212_33549"/><text:span text:style-name="T5">repräsentative Themen für das Zielland</text:span></text:p>
            </text:list-item>
            <text:list-item>
              <text:p text:style-name="P1"><text:bookmark text:name="yui_3_17_2_4_1692014751212_33187 Kopie 4"/><text:span text:style-name="T5">Kon</text:span><text:span text:style-name="T6">f</text:span><text:span text:style-name="T5">rontation mit realistischen Lebensituationen</text:span></text:p>
            </text:list-item>
            <text:list-item>
              <text:p text:style-name="P1"><text:bookmark text:name="yui_3_17_2_4_1692014751212_33187 Kopie 5"/><text:span text:style-name="T5">wichtigstes Lernziel: erfolgreiche Kommunikation</text:span></text:p>
            </text:list-item>
            <text:list-item>
              <text:p text:style-name="P1"><text:bookmark text:name="yui_3_17_2_4_1692014751212_33187 Kopie 6"/><text:span text:style-name="T5">Grammatik als Mittel zum Zweck der Kommunikation</text:span></text:p>
            </text:list-item>
          </text:list>
        </text:list-item>
      </text:list>
      <text:p text:style-name="P2"><text:a xlink:type="simple" xlink:href="https://lernen.goethe.de/moodle/mod/glossary/showentry.php?eid=1990913&amp;displayformat=dictionary" text:style-name="Internet_20_link" text:visited-style-name="Visited_20_Internet_20_Link"><text:span text:style-name="T1"/></text:a></text:p>
      <text:p text:style-name="P3"><text:a xlink:type="simple" xlink:href="https://lernen.goethe.de/moodle/mod/glossary/showentry.php?eid=1990913&amp;displayformat=dictionary" text:style-name="Internet_20_link" text:visited-style-name="Visited_20_Internet_20_Link"><text:bookmark text:name="yui_3_17_2_4_1692014751212_50312"/><text:bookmark text:name="yui_3_17_2_4_1692014751212_50591"/><text:bookmark text:name="yui_3_17_2_4_1692014751212_50593"/><text:bookmark text:name="yui_3_17_2_4_1692014751212_50595"/><text:bookmark text:name="yui_3_17_2_4_1692014751212_50597"/><text:bookmark text:name="yui_3_17_2_4_1692014751212_50599"/><text:bookmark text:name="yui_3_17_2_4_1692014751212_50601"/><text:bookmark text:name="yui_3_17_2_4_1692014751212_50603"/><text:bookmark text:name="yui_3_17_2_4_1692014751212_50605"/><text:bookmark text:name="yui_3_17_2_4_1692014751212_50607"/><text:bookmark text:name="yui_3_17_2_4_1692014751212_50609"/>Kompetenzorientierung</text:a><text:span text:style-name="T4">:</text:span></text:p>
      <text:list text:style-name="L7">
        <text:list-item>
          <text:p text:style-name="P5"><text:span text:style-name="T7">Leistungserwartungen als Kann-Beschreibungen formulieren</text:span></text:p>
        </text:list-item>
        <text:list-item>
          <text:p text:style-name="P5"><text:bookmark text:name="yui_3_17_2_4_1692014751212_50997"/><text:span text:style-name="T7">hohes Maß an Transparenz -&gt; die Lernenden sollen wissen, was und warum sie lernen</text:span></text:p>
        </text:list-item>
        <text:list-item>
          <text:p text:style-name="P5"><text:bookmark text:name="yui_3_17_2_4_1692014751212_50997 Kopie 2"/><text:span text:style-name="T7">Selbstüberprüfungsaufgaben</text:span></text:p>
        </text:list-item>
      </text:list>
      <text:p text:style-name="P4"><text:span text:style-name="T7"/></text:p>
      <text:p text:style-name="P2"><text:a xlink:type="simple" xlink:href="https://lernen.goethe.de/moodle/mod/glossary/showentry.php?eid=1990925&amp;displayformat=dictionary" text:style-name="Internet_20_link" text:visited-style-name="Visited_20_Internet_20_Link"><text:bookmark text:name="yui_3_17_2_4_1692014751212_10086"/><text:bookmark text:name="yui_3_17_2_4_1692014751212_60057"/><text:bookmark text:name="yui_3_17_2_4_1692014751212_60059"/><text:bookmark text:name="yui_3_17_2_4_1692014751212_60061"/><text:bookmark text:name="yui_3_17_2_4_1692014751212_60063"/><text:bookmark text:name="yui_3_17_2_4_1692014751212_60065"/><text:bookmark text:name="yui_3_17_2_4_1692014751212_60067"/><text:bookmark text:name="yui_3_17_2_4_1692014751212_60069"/><text:bookmark text:name="yui_3_17_2_4_1692014751212_60071"/><text:bookmark text:name="yui_3_17_2_4_1692014751212_60011"/><text:bookmark text:name="yui_3_17_2_4_1692014751212_60012"/><text:span text:style-name="T1">Lernerorientierung</text:span></text:a></text:p>
      <text:list text:style-name="L12">
        <text:list-item>
          <text:p text:style-name="P19"><text:span text:style-name="T1">Interessen der Lernenden erfragen und in den Unterricht einbringen</text:span></text:p>
        </text:list-item>
        <text:list-item>
          <text:p text:style-name="P10"><text:span text:style-name="T2">Gründe für das Sprachenlernen erfragen und Unterricht dementsprechend anpassen, damit die Lernenden auch ihre Lernziele</text:span><text:bookmark text:name="yui_3_17_2_4_1692014751212_69888"/><text:span text:style-name="T2">, die von Prüfungszielen (z.B. bestimmtes Sprachlevel) abweichen, erreichen</text:span></text:p>
        </text:list-item>
        <text:list-item>
          <text:p text:style-name="P10"><text:span text:style-name="T2">Auswahl an Aufgaben bieten (z.B. bei der Textproduktion oder Präsentation zu einem selbstgewählten Thema)</text:span><text:span text:style-name="T7"><text:line-break/></text:span></text:p>
        </text:list-item>
      </text:list>
      <text:p text:style-name="P3"><text:a xlink:type="simple" xlink:href="https://lernen.goethe.de/moodle/mod/glossary/showentry.php?eid=1990922&amp;displayformat=dictionary" text:style-name="Internet_20_link" text:visited-style-name="Visited_20_Internet_20_Link"><text:bookmark text:name="yui_3_17_2_4_1692014751212_69946"/><text:bookmark text:name="yui_3_17_2_4_1692014751212_70005"/><text:bookmark text:name="yui_3_17_2_4_1692014751212_70007"/><text:bookmark text:name="yui_3_17_2_4_1692014751212_70009"/><text:bookmark text:name="yui_3_17_2_4_1692014751212_70011"/><text:bookmark text:name="yui_3_17_2_4_1692014751212_70013"/><text:bookmark text:name="yui_3_17_2_4_1692014751212_70015"/><text:bookmark text:name="yui_3_17_2_4_1692014751212_70017"/><text:bookmark text:name="yui_3_17_2_4_1692014751212_70019"/><text:bookmark text:name="yui_3_17_2_4_1692014751212_69945"/><text:span text:style-name="T1">Lerneraktivierung</text:span></text:a></text:p>
      <text:list text:style-name="L8">
        <text:list-item>
          <text:p text:style-name="P6"><text:bookmark text:name="yui_3_17_2_4_1692014751212_60576"/><text:bookmark text:name="yui_3_17_2_4_1692014751212_60833"/><text:bookmark text:name="yui_3_17_2_4_1692014751212_60129"/><text:bookmark text:name="yui_3_17_2_4_1692014751212_60130"/><text:bookmark text:name="yui_3_17_2_4_1692014751212_60132"/><text:bookmark text:name="yui_3_17_2_4_1692014751212_60134"/><text:bookmark text:name="yui_3_17_2_4_1692014751212_60136"/><text:bookmark text:name="yui_3_17_2_4_1692014751212_60138"/><text:span text:style-name="T1">Die Lernenden sollen dazu aktiviert werden, sich tiefgreifend mit den Unterrichtsgegenständen auseinanderzusetzen. </text:span></text:p>
        </text:list-item>
        <text:list-item>
          <text:p text:style-name="P6"><text:bookmark text:name="yui_3_17_2_4_1692014751212_60576 Kopie 5"/><text:bookmark text:name="yui_3_17_2_4_1692014751212_61153"/><text:bookmark text:name="yui_3_17_2_4_1692014751212_61154"/><text:bookmark text:name="yui_3_17_2_4_1692014751212_61155"/><text:bookmark text:name="yui_3_17_2_4_1692014751212_61156"/><text:bookmark text:name="yui_3_17_2_4_1692014751212_61157"/><text:bookmark text:name="yui_3_17_2_4_1692014751212_61158"/><text:bookmark text:name="yui_3_17_2_4_1692014751212_61159"/><text:span text:style-name="T1">Lernenden im Plenum dazu aufmuntern, Fragen und Anmerkungen einzubringen. </text:span></text:p>
        </text:list-item>
        <text:list-item>
          <text:p text:style-name="P6"><text:span text:style-name="T8">D</text:span><text:span text:style-name="T7">en Lernenden die Möglichkeit bieten, auch abseits des Unterrichts Fragen zu stellen und Feedback zu gebe</text:span><text:bookmark text:name="yui_3_17_2_4_1692014751212_60576 Kopie 7"/><text:bookmark text:name="yui_3_17_2_4_1692014751212_60834"/><text:span text:style-name="T7">n </text:span></text:p>
        </text:list-item>
        <text:list-item>
          <text:p text:style-name="P6"><text:a xlink:type="simple" xlink:href="https://lernen.goethe.de/moodle/mod/glossary/showentry.php?eid=1990919&amp;displayformat=dictionary" text:style-name="Internet_20_link" text:visited-style-name="Visited_20_Internet_20_Link"><text:span text:style-name="T9">Lernaktivitäten</text:span></text:a><text:bookmark text:name="yui_3_17_2_4_1692014751212_60835"/><text:span text:style-name="T7"> möglichst aktiv zu gestalten, indem z.B. ein Schüler vorübergehend die Leitung übernimmt, während im Plenum Ideen gesammelt werden</text:span></text:p>
        </text:list-item>
        <text:list-item>
          <text:p text:style-name="P6"><text:bookmark text:name="yui_3_17_2_4_1692014751212_69500"/><text:bookmark text:name="yui_3_17_2_4_1692014751212_60576 Kopie 8"/><text:span text:style-name="T7">Gruppenaktivitäten</text:span></text:p>
        </text:list-item>
      </text:list>
      <text:p text:style-name="P16"/>
      <text:p text:style-name="P12"><text:bookmark text:name="yui_3_17_2_4_1692014751212_70104"/></text:p>
      <text:p text:style-name="P2"><text:a xlink:type="simple" xlink:href="https://lernen.goethe.de/moodle/mod/glossary/showentry.php?eid=1990895&amp;displayformat=dictionary" text:style-name="Internet_20_link" text:visited-style-name="Visited_20_Internet_20_Link"><text:span text:style-name="T1">Interaktionsorientierung</text:span></text:a></text:p>
      <text:list text:style-name="L11">
        <text:list-item>
          <text:p text:style-name="P20"><text:span text:style-name="T1">Lernende sollen miteinander kooperieren, sich gegenseitig verstehen und ihre eigenen Auffassungen auf Deutsch ausdrücken. Dies kann gefördert werden durc:</text:span></text:p>
          <text:list>
            <text:list-item>
              <text:p text:style-name="P20"><text:span text:style-name="T1">Gruppenaktivitäten (z.B. Rollenspiele, Diskussionen)</text:span></text:p>
            </text:list-item>
            <text:list-item>
              <text:p text:style-name="P20"><text:span text:style-name="T1">Lerngruppenbildung</text:span></text:p>
            </text:list-item>
            <text:list-item>
              <text:p text:style-name="P20"><text:span text:style-name="T1">Brieffreundschaften, E-Mail-Kontakte</text:span></text:p>
            </text:list-item>
          </text:list>
        </text:list-item>
      </text:list>
      <text:p text:style-name="P21"><text:span text:style-name="T1"/></text:p>
      <text:list text:continue-numbering="true" text:style-name="L11">
        <text:list-header>
          <text:p text:style-name="P20"><text:span text:style-name="T1"/></text:p>
        </text:list-header>
      </text:list>
      <text:p text:style-name="P2"><text:span text:style-name="T1"/></text:p>
      <text:p text:style-name="P13"><text:bookmark text:name="yui_3_17_2_4_1692014751212_76696"/><text:bookmark text:name="yui_3_17_2_4_1692014751212_76836"/><text:bookmark text:name="yui_3_17_2_4_1692014751212_76837"/><text:bookmark text:name="yui_3_17_2_4_1692014751212_76695"/>Förderung von autonomem Lernen:</text:p>
      <text:list text:style-name="L14">
        <text:list-item>
          <text:p text:style-name="P14">Lernende bei bewusstem und reflexivem Lernen <text:s/>unterstützen</text:p>
        </text:list-item>
        <text:list-item>
          <text:p text:style-name="P14">vorhandene Wissensbestände der Lernenden effektiv nutzen</text:p>
        </text:list-item>
        <text:list-item>
          <text:p text:style-name="P14">Lernen lernen lehren</text:p>
        </text:list-item>
      </text:list>
      <text:p text:style-name="P13"/>
      <text:p text:style-name="P3"><text:a xlink:type="simple" xlink:href="https://lernen.goethe.de/moodle/mod/glossary/showentry.php?eid=1990898&amp;displayformat=dictionary" text:style-name="Internet_20_link" text:visited-style-name="Visited_20_Internet_20_Link"><text:bookmark text:name="yui_3_17_2_4_1692014751212_72018"/><text:bookmark text:name="yui_3_17_2_4_1692014751212_72136"/><text:bookmark text:name="yui_3_17_2_4_1692014751212_72137"/><text:bookmark text:name="yui_3_17_2_4_1692014751212_72138"/><text:bookmark text:name="yui_3_17_2_4_1692014751212_72139"/><text:bookmark text:name="yui_3_17_2_4_1692014751212_72140"/><text:bookmark text:name="yui_3_17_2_4_1692014751212_72141"/><text:bookmark text:name="yui_3_17_2_4_1692014751212_72142"/><text:bookmark text:name="yui_3_17_2_4_1692014751212_72143"/><text:bookmark text:name="yui_3_17_2_4_1692014751212_72017"/><text:span text:style-name="T1">interkulturelle Orientierung</text:span></text:a></text:p>
      <text:list text:style-name="L9">
        <text:list-item>
          <text:p text:style-name="P7"><text:bookmark text:name="yui_3_17_2_4_1692014751212_72018 Kopie 1"/><text:bookmark text:name="yui_3_17_2_4_1692014751212_72431"/><text:bookmark text:name="yui_3_17_2_4_1692014751212_72273"/><text:bookmark text:name="yui_3_17_2_4_1692014751212_72274"/><text:bookmark text:name="yui_3_17_2_4_1692014751212_72276"/><text:bookmark text:name="yui_3_17_2_4_1692014751212_72278"/><text:bookmark text:name="yui_3_17_2_4_1692014751212_72280"/><text:bookmark text:name="yui_3_17_2_4_1692014751212_72282"/><text:bookmark text:name="yui_3_17_2_4_1692014751212_72017 Kopie 1"/><text:span text:style-name="T1">kulturellen und sozialgesellschaftlichen Hintergründe thematisieren</text:span></text:p>
        </text:list-item>
        <text:list-item>
          <text:p text:style-name="P7"><text:bookmark text:name="yui_3_17_2_4_1692014751212_72434"/><text:span text:style-name="T1">Rollenspiele: z.B. einkaufen, Arztbesuch</text:span></text:p>
        </text:list-item>
        <text:list-item>
          <text:p text:style-name="P7"><text:bookmark text:name="yui_3_17_2_4_1692014751212_72018 Kopie 2"/><text:bookmark text:name="yui_3_17_2_4_1692014751212_72431 Kopie 1"/><text:span text:style-name="T5">Vergleiche zwischen Kultur des Heimatlandes und Deutschland (z.B. Was gilt als höflich, Familie, Essen, Feste, Schulssystem)</text:span></text:p>
          <text:p text:style-name="P7"><text:span text:style-name="T5"/></text:p>
        </text:list-item>
      </text:list>
      <text:p text:style-name="P8"><text:a xlink:type="simple" xlink:href="https://lernen.goethe.de/moodle/mod/glossary/showentry.php?eid=1990934&amp;displayformat=dictionary" text:style-name="Internet_20_link" text:visited-style-name="Visited_20_Internet_20_Link"><text:bookmark text:name="yui_3_17_2_4_1692014751212_71901"/><text:bookmark text:name="yui_3_17_2_4_1692014751212_72009"/><text:bookmark text:name="yui_3_17_2_4_1692014751212_72010"/><text:bookmark text:name="yui_3_17_2_4_1692014751212_72011"/><text:bookmark text:name="yui_3_17_2_4_1692014751212_72012"/><text:bookmark text:name="yui_3_17_2_4_1692014751212_72013"/><text:bookmark text:name="yui_3_17_2_4_1692014751212_72014"/><text:bookmark text:name="yui_3_17_2_4_1692014751212_72015"/><text:bookmark text:name="yui_3_17_2_4_1692014751212_72016"/><text:bookmark text:name="yui_3_17_2_4_1692014751212_71900"/><text:span text:style-name="T1">Mehrsprachigkeitsorientierung</text:span></text:a></text:p>
      <text:list text:style-name="L10">
        <text:list-item>
          <text:p text:style-name="P9"><text:bookmark text:name="yui_3_17_2_4_1692014751212_71901 Kopie 1"/><text:bookmark text:name="yui_3_17_2_4_1692014751212_71900 Kopie 1"/><text:span text:style-name="T5">Vergleiche zwischen Muttersprache, Zweitsprache und Deutsch:</text:span></text:p>
          <text:list>
            <text:list-item>
              <text:p text:style-name="P18"><text:span text:style-name="T5">Grammatik: z.B. Genus, Kasus</text:span></text:p>
            </text:list-item>
            <text:list-item>
              <text:p text:style-name="P18"><text:span text:style-name="T5">Vokabeln: z.B. deutsche Wörter im Koreanischen/Englischen, Englische Wörter im Deutschen </text:span></text:p>
            </text:list-item>
          </text:list>
        </text:list-item>
      </text:list>
      <text:section text:style-name="Sect1" text:name="yui_3_17_2_4_1692014751212_102129">
        <text:p text:style-name="P15"/>
      </text:section>
      <text:p text:style-name="P2"><text:a xlink:type="simple" xlink:href="https://lernen.goethe.de/moodle/mod/glossary/showentry.php?eid=1990844&amp;displayformat=dictionary" text:style-name="Internet_20_link" text:visited-style-name="Visited_20_Internet_20_Link"><text:span text:style-name="T1">Aufgabenorientierung</text:span></text:a></text:p>
      <text:list text:style-name="L15">
        <text:list-item>
          <text:p text:style-name="P22"><text:span text:style-name="T1">Aufgaben stellen, die mit der individuellen Lebensrealität der Lernenden zu tun haben</text:span></text:p>
          <text:list>
            <text:list-item>
              <text:p text:style-name="P22"><text:span text:style-name="T1">z.B. Bewerbungen schreiben, Bewerbungsgespräch simulieren</text:span><text:span text:style-name="T1"/></text:p>
            </text:list-item>
          </text:list>
        </text:list-item>
      </text:list>
      <text:p text:style-name="P17"><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4T14:26:20.154000000</meta:creation-date>
    <dc:date>2023-08-14T14:46:35.204000000</dc:date>
    <meta:editing-duration>PT20M12S</meta:editing-duration>
    <meta:editing-cycles>6</meta:editing-cycles>
    <meta:generator>LibreOffice/7.5.5.2$Windows_X86_64 LibreOffice_project/ca8fe7424262805f223b9a2334bc7181abbcbf5e</meta:generator>
    <meta:document-statistic meta:table-count="0" meta:image-count="0" meta:object-count="0" meta:page-count="1" meta:paragraph-count="43" meta:word-count="326" meta:character-count="2661" meta:non-whitespace-character-count="2401"/>
  </office:meta>
</office:document-meta>
</file>